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1dc8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1dc8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153e3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style:text-underline-style="none"/>
    </style:style>
    <style:style style:name="P12" style:family="paragraph" style:parent-style-name="Text_20_body">
      <style:text-properties officeooo:rsid="0013c923" officeooo:paragraph-rsid="0013c923"/>
    </style:style>
    <style:style style:name="P13" style:family="paragraph" style:parent-style-name="Standard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Text_20_body">
      <loext:graphic-properties draw:fill="none"/>
      <style:paragraph-properties fo:margin-left="10mm" fo:margin-right="0mm" fo:margin-top="0mm" fo:margin-bottom="2.12mm" loext:contextual-spacing="false" fo:text-indent="0mm" style:auto-text-indent="false" fo:background-color="transparent"/>
      <style:text-properties officeooo:rsid="0019f6b5" officeooo:paragraph-rsid="0019f6b5"/>
    </style:style>
    <style:style style:name="P19" style:family="paragraph" style:parent-style-name="Text_20_body">
      <style:paragraph-properties fo:break-before="column"/>
      <style:text-properties officeooo:rsid="001bf6f1" officeooo:paragraph-rsid="0024fff1"/>
    </style:style>
    <style:style style:name="T1" style:family="text">
      <style:text-properties officeooo:rsid="0029e76e"/>
    </style:style>
    <style:style style:name="Sect1" style:family="section">
      <style:section-properties text:dont-balance-text-columns="tru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purchase in records"&gt;</text:placeholder></text:p>
      <text:p text:style-name="P5"><text:placeholder text:placeholder-type="text">&lt;set_lang(purchase.party.lang and purchase.party.lang.code or 'en')&gt;</text:placeholder><text:placeholder text:placeholder-type="text">&lt;purchase.set_lang(purchase.party.lang and purchase.party.lang.code or 'en')&gt;</text:placeholder></text:p>
      <text:p text:style-name="P4"><text:placeholder text:placeholder-type="text">&lt;for each="line in purchase.report_address.splitlines(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if test="purchase.party.tax_identifier"&gt;</text:placeholder></text:p>
      <text:p text:style-name="P4"><text:placeholder text:placeholder-type="text">&lt;purchase.party.tax_identifier.type_string&gt;</text:placeholder>: <text:placeholder text:placeholder-type="text">&lt;purchase.party.tax_identifier.code&gt;</text:placeholder></text:p>
      <text:p text:style-name="P4"><text:placeholder text:placeholder-type="text">&lt;/if&gt;</text:placeholder></text:p>
      <text:p text:style-name="P10"><text:placeholder text:placeholder-type="text">&lt;choose test=""&gt;</text:placeholder></text:p>
      <text:p text:style-name="P11"><text:placeholder text:placeholder-type="text">&lt;when test="purchase.state == 'draft'"&gt;</text:placeholder></text:p>
      <text:p text:style-name="P16">Draft Purchase Order</text:p>
      <text:p text:style-name="P11"><text:placeholder text:placeholder-type="text">&lt;/when&gt;</text:placeholder></text:p>
      <text:p text:style-name="P11"><text:placeholder text:placeholder-type="text">&lt;when test="purchase.state == 'quotation'"&gt;</text:placeholder></text:p>
      <text:p text:style-name="P16">Request for Quotation N°: <text:placeholder text:placeholder-type="text">&lt;purchase.number&gt;</text:placeholder></text:p>
      <text:p text:style-name="P11"><text:placeholder text:placeholder-type="text">&lt;/when&gt;</text:placeholder></text:p>
      <text:p text:style-name="P11"><text:placeholder text:placeholder-type="text">&lt;otherwise test=""&gt;</text:placeholder></text:p>
      <text:p text:style-name="P16">Purchase Order N°: <text:placeholder text:placeholder-type="text">&lt;purchase.number&gt;</text:placeholder></text:p>
      <text:p text:style-name="P11"><text:placeholder text:placeholder-type="text">&lt;/otherwise&gt;</text:placeholder></text:p>
      <text:p text:style-name="P11"><text:placeholder text:placeholder-type="text">&lt;/when&gt;</text:placeholder></text:p>
      <text:section text:style-name="Sect1" text:name="Section1">
        <text:p text:style-name="Text_20_body">Description: <text:placeholder text:placeholder-type="text">&lt;purchase.description or ''&gt;</text:placeholder></text:p>
        <text:p text:style-name="P12">Reference: <text:placeholder text:placeholder-type="text">&lt;purchase.reference or ''&gt;</text:placeholder></text:p>
        <text:p text:style-name="Text_20_body"><text:soft-page-break/>Date: <text:placeholder text:placeholder-type="text">&lt;format_date(purchase.purchase_date, purchase.party.lang) if purchase.purchase_date else ''&gt;</text:placeholder></text:p>
        <text:p text:style-name="P19">Delivery <text:span text:style-name="T1">A</text:span>ddress:</text:p>
        <text:p text:style-name="P18"><text:placeholder text:placeholder-type="text">&lt;for each="line in purchase.delivery_full_address.splitlines()"&gt;</text:placeholder></text:p>
        <text:p text:style-name="P18"><text:placeholder text:placeholder-type="text">&lt;line&gt;</text:placeholder></text:p>
        <text:p text:style-name="P18"><text:placeholder text:placeholder-type="text">&lt;/for&gt;</text:placeholder></text:p>
      </text:section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purchas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purchase.party.lang, digits=line.__class__.unit_price.digits[1], monetary=purchase.currency)&gt;</text:placeholder></text:p>
          </table:table-cell>
          <table:table-cell table:style-name="Table1.D5" office:value-type="string">
            <text:p text:style-name="P9"><text:placeholder text:placeholder-type="text">&lt;for each="tax in line.taxes"&gt;</text:placeholder></text:p>
            <text:p text:style-name="P9"><text:placeholder text:placeholder-type="text">&lt;tax.description&gt;</text:placeholder></text:p>
            <text:p text:style-name="P9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purchase.untaxed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purchase.tax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purchase.total_amount, purchase.party.lang, 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1dc8a"/>
    </style:style>
    <style:style style:name="MP2" style:family="paragraph" style:parent-style-name="Footer">
      <style:paragraph-properties fo:text-align="center" style:justify-single-word="false"/>
      <style:text-properties officeooo:paragraph-rsid="0011dc8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.0$OpenBSD_X86_64 LibreOffice_project/20m0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5" meta:paragraph-count="83" meta:word-count="203" meta:character-count="2399" meta:non-whitespace-character-count="2279"/>
    <meta:user-defined meta:name="Info 1"/>
    <meta:user-defined meta:name="Info 2"/>
    <meta:user-defined meta:name="Info 3"/>
    <meta:user-defined meta:name="Info 4"/>
  </office:meta>
</office:document-meta>
</file>